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6.00pt" fo:font-weight="bold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mbria" style:font-family-asian="Cambria" style:font-family-complex="Cambria" fo:background-color="transparent" fo:color="#ffffff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3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5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9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fo:color="#9cc2e5"/>
    </style:style>
    <style:style style:name="T11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2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13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3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5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8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19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9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0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17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18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19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0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1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2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6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7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2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9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23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3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4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0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51" style:family="text">
      <style:text-properties fo:font-size="10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5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5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5" style:family="text">
      <style:text-properties fo:font-size="10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5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7" style:family="text">
      <style:text-properties fo:font-size="10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5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6.00pt" fo:font-weight="normal" fo:font-family="Calibri" style:font-family-asian="Calibri" style:font-family-complex="Calibri" fo:background-color="transparent" fo:color="#2e74b5"/>
    </style:style>
    <style:style style:name="T26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6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7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4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7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8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39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0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1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2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28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justify" fo:margin-right="-28.35pt" fo:margin-bottom="8.00pt"/>
    </style:style>
    <style:style style:name="P2" style:family="paragraph">
      <style:paragraph-properties fo:line-height="100.00%" fo:text-align="left" fo:margin-left="0.00pt" fo:text-indent="-5.40pt">
        <style:tab-stops>
          <style:tab-stop style:position="421.45pt"/>
        </style:tab-stops>
      </style:paragraph-properties>
    </style:style>
    <style:style style:name="P3" style:family="paragraph">
      <style:paragraph-properties fo:line-height="100.00%" fo:text-align="right" fo:margin-right="22.90pt"/>
    </style:style>
    <style:style style:name="P4" style:family="paragraph">
      <style:paragraph-properties fo:line-height="100.00%" fo:text-align="left" fo:margin-left="0.00pt" fo:text-indent="-5.40pt">
        <style:tab-stops>
          <style:tab-stop style:position="421.45pt"/>
        </style:tab-stops>
      </style:paragraph-properties>
    </style:style>
    <style:style style:name="P5" style:family="paragraph">
      <style:paragraph-properties fo:line-height="100.00%" fo:text-align="left" fo:margin-left="0.00pt" fo:text-indent="-5.40pt">
        <style:tab-stops>
          <style:tab-stop style:position="421.45pt" style:type="right"/>
        </style:tab-stops>
      </style:paragraph-properties>
    </style:style>
    <style:style style:name="P6" style:family="paragraph">
      <style:paragraph-properties fo:line-height="100.00%" fo:text-align="left" fo:margin-left="65.50pt" fo:text-indent="0.00pt"/>
    </style:style>
    <style:style style:name="P7" style:family="paragraph">
      <style:paragraph-properties fo:line-height="100.00%" fo:text-align="left" fo:margin-left="0.00pt" fo:text-indent="-5.40pt">
        <style:tab-stops>
          <style:tab-stop style:position="421.45pt" style:type="right"/>
        </style:tab-stops>
      </style:paragraph-properties>
    </style:style>
    <style:style style:name="P8" style:family="paragraph">
      <style:paragraph-properties fo:line-height="100.00%" fo:text-align="left" fo:margin-left="0.00pt" fo:text-indent="-5.40pt">
        <style:tab-stops>
          <style:tab-stop style:position="421.45pt"/>
        </style:tab-stops>
      </style:paragraph-properties>
    </style:style>
    <style:style style:name="P9" style:family="paragraph">
      <style:paragraph-properties fo:line-height="100.00%" fo:text-align="left" fo:margin-left="65.50pt" fo:text-indent="0.00pt"/>
    </style:style>
    <style:style style:name="P10" style:family="paragraph">
      <style:paragraph-properties fo:line-height="100.00%" fo:text-align="left" fo:margin-left="0.00pt" fo:text-indent="-5.40pt">
        <style:tab-stops>
          <style:tab-stop style:position="421.45pt"/>
        </style:tab-stops>
      </style:paragraph-properties>
    </style:style>
    <style:style style:name="P11" style:family="paragraph">
      <style:paragraph-properties fo:line-height="105.00%" fo:text-align="justify" fo:margin-bottom="8.00pt"/>
    </style:style>
    <style:style style:name="P12" style:family="paragraph">
      <style:paragraph-properties fo:line-height="105.00%" fo:text-align="right" fo:margin-bottom="8.00pt"/>
    </style:style>
    <style:style style:name="P13" style:family="paragraph">
      <style:paragraph-properties fo:line-height="105.00%" fo:text-align="justify" fo:margin-bottom="8.00pt"/>
    </style:style>
    <style:style style:name="P14" style:family="paragraph">
      <style:paragraph-properties fo:line-height="105.00%" fo:text-align="justify" fo:margin-left="18.00pt" fo:text-indent="-18.00pt" fo:margin-top="12.00pt"/>
    </style:style>
    <style:style style:name="P15" style:family="paragraph">
      <style:paragraph-properties fo:line-height="105.00%" fo:text-align="justify" fo:margin-bottom="8.00pt"/>
    </style:style>
    <style:style style:name="P16" style:family="paragraph">
      <style:paragraph-properties fo:line-height="105.00%" fo:text-align="justify" fo:margin-left="18.00pt" fo:text-indent="-18.00pt" fo:margin-top="2.00pt"/>
    </style:style>
    <style:style style:name="P17" style:family="paragraph">
      <style:paragraph-properties fo:line-height="105.00%" fo:text-align="justify" fo:margin-bottom="6.00pt"/>
    </style:style>
    <style:style style:name="P18" style:family="paragraph">
      <style:paragraph-properties fo:line-height="105.00%" fo:text-align="justify" fo:margin-left="18.00pt" fo:text-indent="-18.00pt" fo:margin-top="2.00pt"/>
    </style:style>
    <style:style style:name="P19" style:family="paragraph">
      <style:paragraph-properties fo:line-height="105.00%" fo:text-align="justify" fo:margin-bottom="6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5.00%" fo:text-align="justify" fo:margin-left="-18.00pt" fo:text-indent="18.00pt" fo:margin-bottom="6.00pt"/>
    </style:style>
    <style:style style:name="P21" style:family="paragraph">
      <style:paragraph-properties fo:line-height="105.00%" fo:text-align="justify" fo:margin-bottom="6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5.00%" fo:text-align="justify" fo:margin-left="-18.00pt" fo:text-indent="18.00pt" fo:margin-bottom="6.00pt"/>
    </style:style>
    <style:style style:name="P23" style:family="paragraph">
      <style:paragraph-properties fo:line-height="105.00%" fo:text-align="justify" fo:margin-bottom="6.00p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5.00%" fo:text-align="justify" fo:margin-left="-18.00pt" fo:text-indent="18.00pt" fo:margin-bottom="6.00pt"/>
    </style:style>
    <style:style style:name="P25" style:family="paragraph">
      <style:paragraph-properties fo:line-height="105.00%" fo:text-align="justify" fo:margin-bottom="6.00pt"/>
    </style:style>
    <style:style style:name="P26" style:family="paragraph">
      <style:paragraph-properties fo:line-height="105.00%" fo:text-align="justify" fo:margin-left="18.00pt" fo:text-indent="-18.00pt" fo:margin-top="2.00pt"/>
    </style:style>
    <style:style style:name="P27" style:family="paragraph">
      <style:paragraph-properties fo:line-height="105.00%" fo:text-align="justify" fo:margin-bottom="6.00p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5.00%" fo:text-align="justify" fo:margin-left="-18.00pt" fo:text-indent="18.00pt" fo:margin-bottom="6.00pt"/>
    </style:style>
    <style:style style:name="P29" style:family="paragraph">
      <style:paragraph-properties fo:line-height="105.00%" fo:text-align="justify" fo:margin-bottom="6.00p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5.00%" fo:text-align="justify" fo:margin-left="-18.00pt" fo:text-indent="18.00pt" fo:margin-bottom="6.00pt"/>
    </style:style>
    <style:style style:name="P31" style:family="paragraph">
      <style:paragraph-properties fo:line-height="105.00%" fo:text-align="justify" fo:margin-bottom="6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5.00%" fo:text-align="justify" fo:margin-left="-18.00pt" fo:text-indent="18.00pt" fo:margin-bottom="6.00pt"/>
    </style:style>
    <style:style style:name="P33" style:family="paragraph">
      <style:paragraph-properties fo:line-height="105.00%" fo:text-align="justify" fo:margin-bottom="6.00pt"/>
    </style:style>
    <style:style style:name="P34" style:family="paragraph">
      <style:paragraph-properties fo:line-height="105.00%" fo:text-align="justify" fo:margin-left="18.00pt" fo:text-indent="-18.00pt" fo:margin-top="12.00pt"/>
    </style:style>
    <style:style style:name="P35" style:family="paragraph">
      <style:paragraph-properties fo:line-height="105.00%" fo:text-align="justify" fo:margin-bottom="8.00pt"/>
    </style:style>
    <style:style style:name="P36" style:family="paragraph">
      <style:paragraph-properties fo:line-height="105.00%" fo:text-align="justify" fo:margin-left="18.00pt" fo:text-indent="-18.00pt" fo:margin-top="12.00pt"/>
    </style:style>
    <style:style style:name="P37" style:family="paragraph">
      <style:paragraph-properties fo:line-height="105.00%" fo:text-align="justify" fo:margin-bottom="6.00pt"/>
    </style:style>
    <style:style style:name="P38" style:family="paragraph">
      <style:paragraph-properties fo:line-height="105.00%" fo:text-align="justify" fo:margin-bottom="8.00pt"/>
    </style:style>
    <style:style style:name="P39" style:family="paragraph">
      <style:paragraph-properties fo:line-height="105.00%" fo:text-align="justify" fo:margin-left="18.00pt" fo:text-indent="-18.00pt" fo:margin-top="12.00pt"/>
    </style:style>
    <style:style style:name="P40" style:family="paragraph">
      <style:paragraph-properties fo:line-height="105.00%" fo:text-align="justify" fo:margin-bottom="8.00pt"/>
    </style:style>
    <style:style style:name="P41" style:family="paragraph">
      <style:paragraph-properties fo:line-height="105.00%" fo:text-align="justify" fo:margin-left="18.00pt" fo:text-indent="-18.00pt" fo:margin-top="12.00pt"/>
    </style:style>
    <style:style style:name="P42" style:family="paragraph">
      <style:paragraph-properties fo:line-height="105.00%" fo:text-align="justify" fo:margin-bottom="8.00pt"/>
    </style:style>
    <style:style style:name="P43" style:family="paragraph">
      <style:paragraph-properties fo:line-height="105.00%" fo:text-align="justify" fo:margin-left="18.00pt" fo:text-indent="-18.00pt" fo:margin-top="12.00pt"/>
    </style:style>
    <style:style style:name="P44" style:family="paragraph">
      <style:paragraph-properties fo:line-height="105.00%" fo:text-align="justify" fo:margin-bottom="6.00pt"/>
    </style:style>
    <style:style style:name="P45" style:family="paragraph">
      <style:paragraph-properties fo:line-height="105.00%" fo:text-align="justify" fo:margin-bottom="8.00pt"/>
    </style:style>
    <style:style style:name="P46" style:family="paragraph">
      <style:paragraph-properties fo:line-height="105.00%" fo:text-align="justify" fo:margin-left="18.00pt" fo:text-indent="-18.00pt" fo:margin-top="12.00pt"/>
    </style:style>
    <style:style style:name="P47" style:family="paragraph">
      <style:paragraph-properties fo:line-height="105.00%" fo:text-align="justify" fo:margin-bottom="8.00pt"/>
    </style:style>
    <style:style style:name="P48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1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4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5" style:family="paragraph">
      <style:paragraph-properties fo:line-height="100.00%" fo:text-align="left" fo:margin-bottom="10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8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6.50pt"/>
          <style:tab-stop style:position="448181.65pt" style:type="right"/>
        </style:tab-stops>
      </style:paragraph-properties>
    </style:style>
    <style:style style:name="P61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781.30pt"/>
          <style:tab-stop style:position="448156.05pt" style:type="righ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781.30pt"/>
          <style:tab-stop style:position="448156.05pt" style:type="right"/>
        </style:tab-stops>
      </style:paragraph-properties>
    </style:style>
    <style:style style:name="P64" style:family="paragraph">
      <style:paragraph-properties fo:line-height="100.00%" fo:text-align="justify"/>
    </style:style>
    <style:style style:name="P65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781.30pt"/>
          <style:tab-stop style:position="448156.05pt" style:type="right"/>
        </style:tab-stops>
      </style:paragraph-properties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781.30pt"/>
          <style:tab-stop style:position="448156.05pt" style:type="right"/>
        </style:tab-stops>
      </style:paragraph-properties>
    </style:style>
    <style:style style:name="P68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404.85pt"/>
          <style:tab-stop style:position="447361.65pt" style:type="right"/>
        </style:tab-stops>
      </style:paragraph-properties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404.85pt"/>
          <style:tab-stop style:position="447361.65pt" style:type="right"/>
        </style:tab-stops>
      </style:paragraph-properties>
    </style:style>
    <style:style style:name="P71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72" style:family="paragraph">
      <style:paragraph-properties fo:line-height="100.00%" fo:text-align="justify"/>
    </style:style>
    <style:style style:name="P73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76" style:family="paragraph">
      <style:paragraph-properties fo:line-height="100.00%" fo:text-align="justify"/>
    </style:style>
    <style:style style:name="P77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82" style:family="paragraph">
      <style:paragraph-properties fo:line-height="100.00%" fo:text-align="justify"/>
    </style:style>
    <style:style style:name="P83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84" style:family="paragraph">
      <style:paragraph-properties fo:line-height="100.00%" fo:text-align="justify"/>
    </style:style>
    <style:style style:name="P85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86" style:family="paragraph">
      <style:paragraph-properties fo:line-height="100.00%" fo:text-align="justify"/>
    </style:style>
    <text:list-style style:name="L8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justify" fo:margin-left="-18.00pt" fo:text-indent="18.00pt"/>
    </style:style>
    <style:style style:name="P88" style:family="paragraph">
      <style:paragraph-properties fo:line-height="100.00%" fo:text-align="justify"/>
    </style:style>
    <style:style style:name="P89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90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91" style:family="paragraph">
      <style:paragraph-properties fo:line-height="100.00%" fo:text-align="justify"/>
    </style:style>
    <style:style style:name="P92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/>
          <style:tab-stop style:position="447336.05pt" style:type="right"/>
        </style:tab-stops>
      </style:paragraph-properties>
    </style:style>
    <style:style style:name="P93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 style:type="center"/>
          <style:tab-stop style:position="421121.65pt" style:type="right"/>
        </style:tab-stops>
      </style:paragraph-properties>
    </style:style>
    <style:style style:name="P94" style:family="paragraph">
      <style:paragraph-properties fo:line-height="100.00%" fo:text-align="justify"/>
    </style:style>
    <style:style style:name="P95" style:family="paragraph">
      <style:paragraph-properties fo:line-height="100.00%" fo:text-align="left" fo:margin-left="0.00pt" fo:text-indent="-5.40pt">
        <style:tab-stops>
          <style:tab-stop style:position="42.25pt"/>
          <style:tab-stop style:position="3289.65pt" style:type="center"/>
          <style:tab-stop style:position="421121.65pt" style:type="right"/>
        </style:tab-stops>
      </style:paragraph-properties>
    </style:style>
    <style:style style:name="P96" style:family="paragraph">
      <style:paragraph-properties fo:line-height="105.00%" fo:text-align="justify" fo:margin-bottom="8.00pt"/>
    </style:style>
    <style:style style:name="P97" style:family="paragraph">
      <style:paragraph-properties fo:line-height="105.00%" fo:text-align="justify" fo:margin-left="21.60pt" fo:text-indent="0.00pt" fo:margin-top="12.00pt"/>
    </style:style>
    <style:style style:name="TableColumn0100" style:family="table-column">
      <style:table-column-properties style:column-width="5.853472in"/>
    </style:style>
    <style:style style:name="Table01" style:family="table">
      <style:table-properties style:width="5.85347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1f3864"/>
    </style:style>
    <style:style style:name="TableRow0101" style:family="table-row">
      <style:table-row-properties style:min-row-height="0.804861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 c458a"/>
    </style:style>
    <style:style style:name="TableRow0102" style:family="table-row">
      <style:table-row-properties style:min-row-height="0.804167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 c458a"/>
    </style:style>
    <style:style style:name="TableColumn0200" style:family="table-column">
      <style:table-column-properties style:column-width="0.586806in"/>
    </style:style>
    <style:style style:name="TableColumn0201" style:family="table-column">
      <style:table-column-properties style:column-width="4.823611in"/>
    </style:style>
    <style:style style:name="TableColumn0202" style:family="table-column">
      <style:table-column-properties style:column-width="0.882639in"/>
    </style:style>
    <style:style style:name="Table02" style:family="table">
      <style:table-properties style:width="6.2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401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4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501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5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601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206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a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a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07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08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09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0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1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2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3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3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4" style:family="table-row">
      <style:table-row-properties/>
    </style:style>
    <style:style style:name="TableCell0214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4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4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5" style:family="table-row">
      <style:table-row-properties/>
    </style:style>
    <style:style style:name="TableCell0215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5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5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6" style:family="table-row">
      <style:table-row-properties style:min-row-height="0.791667in"/>
    </style:style>
    <style:style style:name="TableCell021600" style:family="table-cell">
      <style:table-cell-properties fo:border-top="0.000694in solid #000000" fo:border-left="0.000694in solid #000000" fo:border-right="0.000694in solid #000000" fo:border-bottom="0.006944in solid #00000a" fo:padding-left="0.075000in" fo:padding-right="0.075000in" fo:vertical-align="top" fo:background-color="#ffffff"/>
    </style:style>
    <style:style style:name="TableCell021601" style:family="table-cell">
      <style:table-cell-properties fo:border-top="0.000694in solid #000000" fo:border-left="0.000694in solid #000000" fo:border-right="0.006944in solid #00000a" fo:border-bottom="0.006944in solid #00000a" fo:padding-left="0.075000in" fo:padding-right="0.075000in" fo:vertical-align="top" fo:background-color="#ffffff"/>
    </style:style>
    <style:style style:name="TableCell0216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21701" style:family="table-cell">
      <style:table-cell-properties fo:border-top="0.000694in solid #000000" fo:border-left="0.000694in solid #000000" fo:border-right="0.006944in solid #00000a" fo:border-bottom="0.000694in solid #000000" fo:padding-left="0.075000in" fo:padding-right="0.075000in" fo:vertical-align="top" fo:background-color="#ffffff"/>
    </style:style>
    <style:style style:name="TableCell0217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ffffff"/>
    </style:style>
  </office:automatic-styles>
  <office:body>
    <office:text>
      <text:p text:style-name="P1"><draw:frame text:anchor-type="as-char" svg:width="59.00mm" svg:height="29.63mm" style:rel-width="scale" style:rel-height="scale"><draw:object-ole xlink:href="OleObj1"/><draw:image xlink:href="ObjectReplacements/OleObj1"/></draw:frame><draw:frame text:anchor-type="as-char" svg:width="59.00mm" svg:height="29.63mm" style:rel-width="scale" style:rel-height="scale"><draw:object-ole xlink:href="OleObj2"/><draw:image xlink:href="ObjectReplacements/OleObj2"/></draw:frame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P</text:span><text:span text:style-name="T3">řemysl Kouba<text:line-break/>kouba.prem@gmail.com<text:line-break/>17.04.2022</text:span><text:span text:style-name="T4"/></text:p>
          </table:table-cell>
        </table:table-row>
        <table:table-row table:style-name="TableRow0101">
          <table:table-cell table:style-name="TableCell010100">
            <text:p text:style-name="P6"><text:span text:style-name="T5">Semestrální práce KIV/NET</text:span><text:span text:style-name="T6"/></text:p>
          </table:table-cell>
        </table:table-row>
        <table:table-row table:style-name="TableRow0102">
          <table:table-cell table:style-name="TableCell010200">
            <text:p text:style-name="P9"><text:span text:style-name="T7">DayOfFun</text:span><text:span text:style-name="T8"/></text:p>
          </table:table-cell>
        </table:table-row>
      </table:table>
      <text:p text:style-name="P11"><text:span text:style-name="T9"><text:tab/>Souhlasím s vystavením této semestrální práce na stránkách katedry informatiky a výpo</text:span><text:span text:style-name="T10">četn</text:span><text:span text:style-name="T11">í techniky a jejímu vyu</text:span><text:span text:style-name="T12">žit</text:span><text:span text:style-name="T13">í pro prezentaci pracovi</text:span><text:span text:style-name="T14">ště.</text:span></text:p>
      <text:p text:style-name="P11"><text:span text:style-name="T15"/></text:p>
      <text:p text:style-name="P11"><text:span text:style-name="T15"/></text:p>
      <text:p text:style-name="P12"><text:span text:style-name="T16">P</text:span><text:span text:style-name="T17">řemysl Kouba</text:span></text:p>
      <text:p text:style-name="P13"><text:span text:style-name="T18"/></text:p>
      <text:p text:style-name="P14"><text:span text:style-name="T19">Zadání</text:span></text:p>
      <text:p text:style-name="P15"><text:span text:style-name="T20">Vytvo</text:span><text:span text:style-name="T21">řte webovou aplikaci, kter</text:span><text:span text:style-name="T22">á umo</text:span><text:span text:style-name="T23">žn</text:span><text:span text:style-name="T24">í u</text:span><text:span text:style-name="T25">živatelům efektivněji nakl</text:span><text:span text:style-name="T26">ádat se svým volným<text:s/></text:span><text:span text:style-name="T27">časem za pomoc</text:span><text:span text:style-name="T28">í vyu</text:span><text:span text:style-name="T29">žit</text:span><text:span text:style-name="T30">í kvíz</text:span><text:span text:style-name="T31">ů, kter</text:span><text:span text:style-name="T32">é mezi sebou u</text:span><text:span text:style-name="T33">živatel</text:span><text:span text:style-name="T34">é sdílí.</text:span></text:p>
      <text:p text:style-name="P16"><text:span text:style-name="T35">Popis a cíl projektu</text:span></text:p>
      <text:p text:style-name="P17"><text:span text:style-name="T36">Aplikace umo</text:span><text:span text:style-name="T37">žn</text:span><text:span text:style-name="T38">í u</text:span><text:span text:style-name="T39">živateli vytv</text:span><text:span text:style-name="T40">á</text:span><text:span text:style-name="T41">řet/vyplňovat a sd</text:span><text:span text:style-name="T42">ílet kvízy (dotazníky).<text:s text:c="2"/></text:span></text:p>
      <text:p text:style-name="P17"><text:span text:style-name="T43">Po vypln</text:span><text:span text:style-name="T44">ěn</text:span><text:span text:style-name="T45">í kvízu prob</text:span><text:span text:style-name="T46">ěhne vyhodnocen</text:span><text:span text:style-name="T47">í, které umo</text:span><text:span text:style-name="T48">žň</text:span><text:span text:style-name="T49">í u</text:span><text:span text:style-name="T50">živatelům rozhodnout kter</text:span><text:span text:style-name="T51">á z odpov</text:span><text:span text:style-name="T52">ěd</text:span><text:span text:style-name="T53">í je jejich volba</text:span></text:p>
      <text:p text:style-name="P18"><text:span text:style-name="T54">Po</text:span><text:span text:style-name="T55">žadavky</text:span></text:p>
      <text:p text:style-name="P19"><text:span text:style-name="T56">Po</text:span><text:span text:style-name="T57">žadavky na aplikaci se děl</text:span><text:span text:style-name="T58">í na povinné, které jsou od aplikace o</text:span><text:span text:style-name="T59">ček</text:span><text:span text:style-name="T60">ávány a na volitelné, které by bylo vhodné implementovat. Následující kapitola popisuje povinné po</text:span><text:span text:style-name="T61">žadavky.</text:span></text:p>
      <text:p text:style-name="P19"><text:span text:style-name="T62">Vytvo</text:span><text:span text:style-name="T63">řit webovou aplikaci za použit</text:span><text:span text:style-name="T64">í programovacího jazyka .NET s vyu</text:span><text:span text:style-name="T65">žit</text:span><text:span text:style-name="T66">ím perzistentního úlo</text:span><text:span text:style-name="T67">žiště.</text:span></text:p>
      <text:p text:style-name="P19"><text:span text:style-name="T68">Dodr</text:span><text:span text:style-name="T69">žen</text:span><text:span text:style-name="T70">í MVC architektury, která bude<text:s/></text:span><text:span text:style-name="T71">ř</text:span><text:span text:style-name="T72">ádn</text:span><text:span text:style-name="T73">ě otestovan</text:span><text:span text:style-name="T74">á a zdokumentovaná.</text:span></text:p>
      <text:p text:style-name="P19"><text:span text:style-name="T75">U</text:span><text:span text:style-name="T76">živatel:</text:span></text:p>
      <text:list text:style-name="L20">
        <text:list-item>
          <text:p text:style-name="P20"><text:span text:style-name="T77">správa kvíz</text:span><text:span text:style-name="T78">ů</text:span></text:p>
        </text:list-item>
        <text:list-item>
          <text:p text:style-name="P20"><text:span text:style-name="T79">vypl</text:span><text:span text:style-name="T80">ňov</text:span><text:span text:style-name="T81">ání kvíz</text:span><text:span text:style-name="T82">ů</text:span></text:p>
        </text:list-item>
        <text:list-item>
          <text:p text:style-name="P20"><text:span text:style-name="T83">vytvá</text:span><text:span text:style-name="T84">řen</text:span><text:span text:style-name="T85">í kvíz</text:span><text:span text:style-name="T86">ů</text:span></text:p>
        </text:list-item>
        <text:list-item>
          <text:p text:style-name="P20"><text:span text:style-name="T87">historie kvíz</text:span><text:span text:style-name="T88">ů + vyhodnocen</text:span><text:span text:style-name="T89">í</text:span></text:p>
        </text:list-item>
      </text:list>
      <text:p text:style-name="P21"><text:span text:style-name="T90">Kvíz:</text:span></text:p>
      <text:list text:style-name="L22">
        <text:list-item>
          <text:p text:style-name="P22"><text:span text:style-name="T90">umo</text:span><text:span text:style-name="T91">žň</text:span><text:span text:style-name="T92">é p</text:span><text:span text:style-name="T93">řid</text:span><text:span text:style-name="T94">ání dal</text:span><text:span text:style-name="T95">š</text:span><text:span text:style-name="T96">ích otázek v pr</text:span><text:span text:style-name="T97">ůběhu vyplňov</text:span><text:span text:style-name="T98">ání kvízu</text:span></text:p>
        </text:list-item>
        <text:list-item>
          <text:p text:style-name="P22"><text:span text:style-name="T99">sdílení kvíz</text:span><text:span text:style-name="T100">ů s uživateli (nebo emailem)</text:span></text:p>
        </text:list-item>
      </text:list>
      <text:p text:style-name="P23"><text:span text:style-name="T101">Odpov</text:span><text:span text:style-name="T102">ědi:</text:span></text:p>
      <text:list text:style-name="L24">
        <text:list-item>
          <text:p text:style-name="P24"><text:span text:style-name="T103">mo</text:span><text:span text:style-name="T104">žnost odpovědět ANO/NE/Když ostatn</text:span><text:span text:style-name="T105">í cht</text:span><text:span text:style-name="T106">ěj</text:span><text:span text:style-name="T107">í</text:span></text:p>
        </text:list-item>
      </text:list>
      <text:p text:style-name="P25"><text:span text:style-name="T108"/></text:p>
      <text:p text:style-name="P26"><text:span text:style-name="T109">Mo</text:span><text:span text:style-name="T110">žn</text:span><text:span text:style-name="T111">á roz</text:span><text:span text:style-name="T112">š</text:span><text:span text:style-name="T113">í</text:span><text:span text:style-name="T114">řen</text:span><text:span text:style-name="T115">í:</text:span></text:p>
      <text:p text:style-name="P27"><text:span text:style-name="T116">Aplikace by v ideálním p</text:span><text:span text:style-name="T117">ř</text:span><text:span text:style-name="T118">ípad</text:span><text:span text:style-name="T119">ě měla b</text:span><text:span text:style-name="T120">ýt dostupná v Cloudu. </text:span></text:p>
      <text:p text:style-name="P27"><text:span text:style-name="T121">U</text:span><text:span text:style-name="T122">živatel:</text:span></text:p>
      <text:list text:style-name="L28">
        <text:list-item>
          <text:p text:style-name="P28"><text:span text:style-name="T123">správa u</text:span><text:span text:style-name="T124">živatelů (registrace/autorizace)</text:span></text:p>
        </text:list-item>
      </text:list>
      <text:p text:style-name="P29"><text:span text:style-name="T125">Otázky:</text:span></text:p>
      <text:list text:style-name="L30">
        <text:list-item>
          <text:p text:style-name="P30"><text:span text:style-name="T125">Automatické napovídání otázek podle tag</text:span><text:span text:style-name="T126">ů</text:span></text:p>
        </text:list-item>
        <text:list-item>
          <text:p text:style-name="P30"><text:span text:style-name="T127">Automatické napovídání otázek podle historie</text:span></text:p>
        </text:list-item>
      </text:list>
      <text:p text:style-name="P31"><text:span text:style-name="T127">Kvíz:</text:span></text:p>
      <text:list text:style-name="L32">
        <text:list-item>
          <text:p text:style-name="P32"><text:span text:style-name="T127">public / protected kvízy</text:span></text:p>
        </text:list-item>
        <text:list-item>
          <text:p text:style-name="P32"><text:span text:style-name="T127">volba vhodné odpov</text:span><text:span text:style-name="T128">ědi pomoc</text:span><text:span text:style-name="T129">í náhody (nap</text:span><text:span text:style-name="T130">ř. aplikace<text:s/></text:span><text:span text:style-name="T131">„</text:span><text:span text:style-name="T132">random wheel</text:span><text:span text:style-name="T133">“</text:span><text:span text:style-name="T134">)</text:span></text:p>
        </text:list-item>
      </text:list>
      <text:p text:style-name="P33"><text:span text:style-name="T135"/></text:p>
      <text:p text:style-name="P34"><text:span text:style-name="T136">Analýza</text:span></text:p>
      <text:p text:style-name="P35"><text:span text:style-name="T137">Referenci k analýze jsem bohu</text:span><text:span text:style-name="T138">žel ztratil. Na internetu jsem vyplňoval kv</text:span><text:span text:style-name="T139">íz, který umo</text:span><text:span text:style-name="T140">žňoval odpov</text:span><text:span text:style-name="T141">ídat na otázky ohledn</text:span><text:span text:style-name="T142">ě činnost</text:span><text:span text:style-name="T143">í ANO/NE/ kdy</text:span><text:span text:style-name="T144">ž &lt;XY&gt; chce. Po vyplněn</text:span><text:span text:style-name="T145">í kvízu ob</text:span><text:span text:style-name="T146">ěma zůčastněn</text:span><text:span text:style-name="T147">ými, p</text:span><text:span text:style-name="T148">řišlo vyhodnocen</text:span><text:span text:style-name="T149">í, kde se ukázalo kde se oba nejvíce shodují a co je tedy mo</text:span><text:span text:style-name="T150">žně dělat. Bohužel tato aplikace neběžela<text:s/></text:span><text:span text:style-name="T151">úpln</text:span><text:span text:style-name="T152">ě podle potřeb. Občas se uživatelům s odkazem vůbec nenačetla. </text:span></text:p>
      <text:p text:style-name="P35"><text:span text:style-name="T153">Dal</text:span><text:span text:style-name="T154">š</text:span><text:span text:style-name="T155">í referencí je aplikace Doodle, kterou myslím v</text:span><text:span text:style-name="T156">šichni znaj</text:span><text:span text:style-name="T157">í. Ta je pou</text:span><text:span text:style-name="T158">ž</text:span><text:span text:style-name="T159">ívána pro synchronizaci<text:s/></text:span><text:span text:style-name="T160">činnost</text:span><text:span text:style-name="T161">í a umo</text:span><text:span text:style-name="T162">žňuje odpov</text:span><text:span text:style-name="T163">ídat ANO/NE/Mo</text:span><text:span text:style-name="T164">žn</text:span><text:span text:style-name="T165">á. Aplikace Moodle p</text:span><text:span text:style-name="T166">ředstavuje dobr</text:span><text:span text:style-name="T167">ý model, ze kterého lze vyjít. Aplikace je primárn</text:span><text:span text:style-name="T168">ě určena k domluvě term</text:span><text:span text:style-name="T169">ín</text:span><text:span text:style-name="T170">ů a ne toho, co dělat ve voln</text:span><text:span text:style-name="T171">ém<text:s/></text:span><text:span text:style-name="T172">čase. Nav</text:span><text:span text:style-name="T173">íc neumo</text:span><text:span text:style-name="T174">žňuje znovuvyužit</text:span><text:span text:style-name="T175">í otázek pro dal</text:span><text:span text:style-name="T176">š</text:span><text:span text:style-name="T177">í pou</text:span><text:span text:style-name="T178">žit</text:span><text:span text:style-name="T179">í.</text:span></text:p>
      <text:p text:style-name="P35"><text:span text:style-name="T180">Dal</text:span><text:span text:style-name="T181">š</text:span><text:span text:style-name="T182">í vlastností, která u Doodle chybí je mo</text:span><text:span text:style-name="T183">žnost automatick</text:span><text:span text:style-name="T184">ého vyhodnocení odpov</text:span><text:span text:style-name="T185">ěd</text:span><text:span text:style-name="T186">í. Zákazník (já) by vyu</text:span><text:span text:style-name="T187">žil možnosti n</text:span><text:span text:style-name="T188">áhodné volby z mno</text:span><text:span text:style-name="T189">žiny vhodn</text:span><text:span text:style-name="T190">ých odpov</text:span><text:span text:style-name="T191">ěd</text:span><text:span text:style-name="T192">í.<text:s text:c="2"/></text:span></text:p>
      <text:p text:style-name="P35"><text:span text:style-name="T193"/></text:p>
      <text:p text:style-name="P36"><text:span text:style-name="T194">Implementace</text:span></text:p>
      <text:p text:style-name="P37"><text:span text:style-name="T195">Aplikace je rozd</text:span><text:span text:style-name="T196">ělena do n</text:span><text:span text:style-name="T197">ásledujících slo</text:span><text:span text:style-name="T198">žek:</text:span></text:p>
      <text:p text:style-name="P38"><text:span text:style-name="T199">Model<text:s text:c="2"/>- obsahuje modelové t</text:span><text:span text:style-name="T200">ř</text:span><text:span text:style-name="T201">ídy </text:span></text:p>
      <text:p text:style-name="P38"><text:span text:style-name="T202">Views -<text:s text:c="2"/>p</text:span><text:span text:style-name="T203">ř</text:span><text:span text:style-name="T204">íslu</text:span><text:span text:style-name="T205">šn</text:span><text:span text:style-name="T206">é pohledy nad datovými modely</text:span></text:p>
      <text:p text:style-name="P38"><text:span text:style-name="T207">Controllers<text:s/></text:span><text:span text:style-name="T208">–</text:span><text:span text:style-name="T209"><text:s/>Kontrolery pro aplikaci (Quiz, Question, User)</text:span></text:p>
      <text:p text:style-name="P38"><text:span text:style-name="T210">Data -<text:s text:c="2"/>Obsahuje logiku aplikace. Slu</text:span><text:span text:style-name="T211">žby (Services) a datab</text:span><text:span text:style-name="T212">ázový kontext pro práci s databází</text:span></text:p>
      <text:p text:style-name="P38"><text:span text:style-name="T213">Tests<text:s/></text:span><text:span text:style-name="T214">–</text:span><text:span text:style-name="T215"><text:s/>Testov</text:span><text:span text:style-name="T216">ání jednotkovými testy</text:span></text:p>
      <text:p text:style-name="P39"><text:span text:style-name="T217">U</text:span><text:span text:style-name="T218">živatelsk</text:span><text:span text:style-name="T219">á p</text:span><text:span text:style-name="T220">ř</text:span><text:span text:style-name="T221">íru</text:span><text:span text:style-name="T222">čka</text:span></text:p>
      <text:p text:style-name="P40"><text:span text:style-name="T223">Aplikace není pou</text:span><text:span text:style-name="T224">žiteln</text:span><text:span text:style-name="T225">á </text:span></text:p>
      <text:p text:style-name="P41"><text:span text:style-name="T226">Záv</text:span><text:span text:style-name="T227">ěr</text:span></text:p>
      <text:p text:style-name="P42"><text:span text:style-name="T228">Aplikace zatím<text:s/></text:span><text:span text:style-name="T229">není</text:span><text:span text:style-name="T230"><text:s/>ve funk</text:span><text:span text:style-name="T231">čn</text:span><text:span text:style-name="T232">ím stavu a navíc je její funkcionalita velmi omezená. Pom</text:span><text:span text:style-name="T233">ěrně hodně času tr</text:span><text:span text:style-name="T234">ávím studiem jak pracovat s MVC architekturou a entity frameworkem. Pou</text:span><text:span text:style-name="T235">žit</text:span><text:span text:style-name="T236">í v aplikaci s n</text:span><text:span text:style-name="T237">ěkolika vazbami M:N je těžš</text:span><text:span text:style-name="T238">í, ne</text:span><text:span text:style-name="T239">ž př</text:span><text:span text:style-name="T240">íklady, které jsme si zkou</text:span><text:span text:style-name="T241">šeli na cvičen</text:span><text:span text:style-name="T242">ích.<text:s text:c="2"/>V nejnov</text:span><text:span text:style-name="T243">ějš</text:span><text:span text:style-name="T244">í verzi se mi poda</text:span><text:span text:style-name="T245">řilo celou aplikaci rozb</text:span><text:span text:style-name="T246">ít, proto</text:span><text:span text:style-name="T247">že nepracuji spr</text:span><text:span text:style-name="T248">ávn</text:span><text:span text:style-name="T249">ě s vazbami.</text:span></text:p>
      <text:p text:style-name="P43"><text:span text:style-name="T250">Zdroje a Reference</text:span></text:p>
      <text:p text:style-name="P44"><text:a xlink:href="https://doodle.com/en/"><text:span text:style-name="T251">https://doodle.com/en/</text:span></text:a><text:span text:style-name="T252"/></text:p>
      <text:p text:style-name="P44"><text:a xlink:href="https://docs.microsoft.com/"><text:span text:style-name="T253">https://docs.microsoft.com/</text:span></text:a><text:span text:style-name="T254"/></text:p>
      <text:p text:style-name="P44"><text:a xlink:href="https://www.youtube.com/channel/UCUT3pHHoV5Kvnk-3F0boTW"><text:span text:style-name="T255">https://www.youtube.com/channel/UCUT3pHHoV5Kvnk-3F0boTW</text:span></text:a><text:span text:style-name="T256"/></text:p>
      <text:p text:style-name="P44"><text:a xlink:href="https://github.com/Sedmikras/DayOfFun"><text:span text:style-name="T257">https://github.com/Sedmikras/DayOfFun</text:span></text:a><text:span text:style-name="T258"/></text:p>
      <text:p text:style-name="P45"><text:span text:style-name="T259"/></text:p>
      <text:p text:style-name="P45"><text:span text:style-name="T259"/></text:p>
      <text:p text:style-name="P45"><text:span text:style-name="T259"/></text:p>
      <text:p text:style-name="P45"><text:span text:style-name="T259"/></text:p>
      <text:p text:style-name="P46"><text:span text:style-name="T260">Programátorský deník</text:span></text:p>
      <text:p text:style-name="P47"><text:span text:style-name="T261">Evidence aktivit by Vám mohla v budoucnosti pomoct s odhadem<text:s/></text:span><text:span text:style-name="T262">času, kter</text:span><text:span text:style-name="T263">ý je pot</text:span><text:span text:style-name="T264">řeba pro řešen</text:span><text:span text:style-name="T265">í daného problému. Ve vlastním zájmu tedy uvád</text:span><text:span text:style-name="T266">ějte re</text:span><text:span text:style-name="T267">álné<text:s/></text:span><text:span text:style-name="T268">časy<text:s/></text:span><text:span text:style-name="T269">–</text:span><text:span text:style-name="T270"><text:s/>z</text:span><text:span text:style-name="T271"> </text:span><text:span text:style-name="T272">pohledu p</text:span><text:span text:style-name="T273">ředmětu .NET nadsazen</text:span><text:span text:style-name="T274">ím nebo podhodnocením<text:s/></text:span><text:span text:style-name="T275">časů nic nez</text:span><text:span text:style-name="T276">ískáte. Sta</text:span><text:span text:style-name="T277">č</text:span><text:span text:style-name="T278">í n</text:span><text:span text:style-name="T279">ějak</text:span><text:span text:style-name="T280">ý jednoduchý formát, nap</text:span><text:span text:style-name="T281">ř.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49"><text:span text:style-name="T283">Datum</text:span><text:span text:style-name="T284"/></text:p>
          </table:table-cell>
          <table:table-cell table:style-name="TableCell020001">
            <text:p text:style-name="P49"><text:span text:style-name="T285">Aktivita</text:span><text:span text:style-name="T286"/></text:p>
          </table:table-cell>
          <table:table-cell table:style-name="TableCell020002">
            <text:p text:style-name="P49"><text:span text:style-name="T287">Délka [hod]</text:span><text:span text:style-name="T288"/></text:p>
          </table:table-cell>
        </table:table-row>
        <table:table-row table:style-name="TableRow0201">
          <table:table-cell table:style-name="TableCell020100" table:number-rows-spanned="2">
            <text:p text:style-name="P52"><text:span text:style-name="T289">12/03/22</text:span><text:span text:style-name="T290"/></text:p>
          </table:table-cell>
          <table:table-cell table:style-name="TableCell020101">
            <text:p text:style-name="P52"><text:span text:style-name="T291">P</text:span><text:span text:style-name="T292">ř</text:span><text:span text:style-name="T293">íprava modelu (v Excelu) a vyzkou</text:span><text:span text:style-name="T294">šen</text:span><text:span text:style-name="T295">í zda-li je to funk</text:span><text:span text:style-name="T296">čn</text:span><text:span text:style-name="T297">í princip</text:span><text:span text:style-name="T298"/></text:p>
          </table:table-cell>
          <table:table-cell table:style-name="TableCell020102">
            <text:p text:style-name="P52"><text:span text:style-name="T299">3</text:span><text:span text:style-name="T300"/></text:p>
          </table:table-cell>
        </table:table-row>
        <table:table-row table:style-name="TableRow0202">
          <table:covered-table-cell>
            <text:p text:style-name="P55"><text:span text:style-name="T300"><text:s/></text:span></text:p>
          </table:covered-table-cell>
          <table:table-cell table:style-name="TableCell020201">
            <text:p text:style-name="P56"><text:span text:style-name="T300"/></text:p>
          </table:table-cell>
          <table:table-cell table:style-name="TableCell020202">
            <text:p text:style-name="P56"><text:span text:style-name="T300"/></text:p>
          </table:table-cell>
        </table:table-row>
        <table:table-row table:style-name="TableRow0203">
          <table:table-cell table:style-name="TableCell020300">
            <text:p text:style-name="P59"><text:span text:style-name="T301">18/03/22</text:span><text:span text:style-name="T302"/></text:p>
          </table:table-cell>
          <table:table-cell table:style-name="TableCell020301">
            <text:p text:style-name="P59"><text:span text:style-name="T303">Vytvo</text:span><text:span text:style-name="T304">řen</text:span><text:span text:style-name="T305">í GIT repozitá</text:span><text:span text:style-name="T306">ře</text:span><text:span text:style-name="T307"/></text:p>
          </table:table-cell>
          <table:table-cell table:style-name="TableCell020302">
            <text:p text:style-name="P59"><text:span text:style-name="T308">1</text:span><text:span text:style-name="T309"/></text:p>
          </table:table-cell>
        </table:table-row>
        <table:table-row table:style-name="TableRow0204">
          <table:table-cell table:style-name="TableCell020400">
            <text:p text:style-name="P62"><text:span text:style-name="T310">18/03/22</text:span><text:span text:style-name="T311"/></text:p>
          </table:table-cell>
          <table:table-cell table:style-name="TableCell020401">
            <text:p text:style-name="P62"><text:span text:style-name="T312">Nást</text:span><text:span text:style-name="T313">řel designu</text:span><text:span text:style-name="T314"/></text:p>
          </table:table-cell>
          <table:table-cell table:style-name="TableCell020402">
            <text:p text:style-name="P62"><text:span text:style-name="T315">2</text:span><text:span text:style-name="T316"/></text:p>
          </table:table-cell>
        </table:table-row>
        <table:table-row table:style-name="TableRow0205">
          <table:table-cell table:style-name="TableCell020500">
            <text:p text:style-name="P64"><text:span text:style-name="T317">30/03/22</text:span><text:span text:style-name="T318"/></text:p>
          </table:table-cell>
          <table:table-cell table:style-name="TableCell020501">
            <text:p text:style-name="P64"><text:span text:style-name="T319">P</text:span><text:span text:style-name="T320">ř</text:span><text:span text:style-name="T321">íprava modelu</text:span><text:span text:style-name="T322"/></text:p>
          </table:table-cell>
          <table:table-cell table:style-name="TableCell020502">
            <text:p text:style-name="P64"><text:span text:style-name="T323">4</text:span><text:span text:style-name="T324"/></text:p>
          </table:table-cell>
        </table:table-row>
        <table:table-row table:style-name="TableRow0206">
          <table:table-cell table:style-name="TableCell020600">
            <text:p text:style-name="P66"><text:span text:style-name="T325">14/04/22</text:span><text:span text:style-name="T326"/></text:p>
          </table:table-cell>
          <table:table-cell table:style-name="TableCell020601">
            <text:p text:style-name="P66"><text:span text:style-name="T327">P</text:span><text:span text:style-name="T328">řechod na Rider<text:s/></text:span><text:span text:style-name="T329"/></text:p>
          </table:table-cell>
          <table:table-cell table:style-name="TableCell020602">
            <text:p text:style-name="P66"><text:span text:style-name="T330">2</text:span><text:span text:style-name="T331"/></text:p>
          </table:table-cell>
        </table:table-row>
        <table:table-row table:style-name="TableRow0207">
          <table:table-cell table:style-name="TableCell020700">
            <text:p text:style-name="P69"><text:span text:style-name="T332">15/04/22</text:span><text:span text:style-name="T333"/></text:p>
          </table:table-cell>
          <table:table-cell table:style-name="TableCell020701">
            <text:p text:style-name="P69"><text:span text:style-name="T334">Test driven vývoj prototypu na zpracování kvízu</text:span><text:span text:style-name="T335"/></text:p>
          </table:table-cell>
          <table:table-cell table:style-name="TableCell020702">
            <text:p text:style-name="P69"><text:span text:style-name="T336">4</text:span><text:span text:style-name="T337"/></text:p>
          </table:table-cell>
        </table:table-row>
        <table:table-row table:style-name="TableRow0208">
          <table:table-cell table:style-name="TableCell020800">
            <text:p text:style-name="P72"><text:span text:style-name="T338">15/04/22</text:span><text:span text:style-name="T339"/></text:p>
          </table:table-cell>
          <table:table-cell table:style-name="TableCell020801">
            <text:p text:style-name="P72"><text:span text:style-name="T340">Praní se s vazbami + entity frameworkem</text:span><text:span text:style-name="T341"/></text:p>
          </table:table-cell>
          <table:table-cell table:style-name="TableCell020802">
            <text:p text:style-name="P72"><text:span text:style-name="T342">6</text:span><text:span text:style-name="T343"/></text:p>
          </table:table-cell>
        </table:table-row>
        <table:table-row table:style-name="TableRow0209">
          <table:table-cell table:style-name="TableCell020900">
            <text:p text:style-name="P74"><text:span text:style-name="T344">17/04/22</text:span><text:span text:style-name="T345"/></text:p>
          </table:table-cell>
          <table:table-cell table:style-name="TableCell020901">
            <text:p text:style-name="P74"><text:span text:style-name="T346">Prototyp MVC architektury (vytvo</text:span><text:span text:style-name="T347">řen</text:span><text:span text:style-name="T348">í prvního náhledu)<text:s/></text:span><text:span text:style-name="T349">–</text:span><text:span text:style-name="T350"><text:s/>studium + v</text:span><text:span text:style-name="T351">ývoj</text:span><text:span text:style-name="T352"/></text:p>
          </table:table-cell>
          <table:table-cell table:style-name="TableCell020902">
            <text:p text:style-name="P74"><text:span text:style-name="T353">9</text:span><text:span text:style-name="T354"/></text:p>
          </table:table-cell>
        </table:table-row>
        <table:table-row table:style-name="TableRow0210">
          <table:table-cell table:style-name="TableCell021000">
            <text:p text:style-name="P76"><text:span text:style-name="T355">17/04/22</text:span><text:span text:style-name="T356"/></text:p>
          </table:table-cell>
          <table:table-cell table:style-name="TableCell021001">
            <text:p text:style-name="P76"><text:span text:style-name="T357">Dokumentace</text:span><text:span text:style-name="T358"/></text:p>
          </table:table-cell>
          <table:table-cell table:style-name="TableCell021002">
            <text:p text:style-name="P76"><text:span text:style-name="T359">1</text:span><text:span text:style-name="T360"/></text:p>
          </table:table-cell>
        </table:table-row>
        <table:table-row table:style-name="TableRow0211">
          <table:table-cell table:style-name="TableCell021100">
            <text:p text:style-name="P78"><text:span text:style-name="T361">21/04/22</text:span><text:span text:style-name="T362"/></text:p>
          </table:table-cell>
          <table:table-cell table:style-name="TableCell021101">
            <text:p text:style-name="P78"><text:span text:style-name="T363">Vývoj</text:span><text:span text:style-name="T364"/></text:p>
          </table:table-cell>
          <table:table-cell table:style-name="TableCell021102">
            <text:p text:style-name="P78"><text:span text:style-name="T365">4</text:span><text:span text:style-name="T366"/></text:p>
          </table:table-cell>
        </table:table-row>
        <table:table-row table:style-name="TableRow0212">
          <table:table-cell table:style-name="TableCell021200">
            <text:p text:style-name="P80"><text:span text:style-name="T367">22/04/22</text:span><text:span text:style-name="T368"/></text:p>
          </table:table-cell>
          <table:table-cell table:style-name="TableCell021201">
            <text:p text:style-name="P80"><text:span text:style-name="T369">Vývoj<text:s/></text:span><text:span text:style-name="T370">–</text:span><text:span text:style-name="T371"><text:s/>Create View n</text:span><text:span text:style-name="T372">ávrh</text:span><text:span text:style-name="T373"/></text:p>
          </table:table-cell>
          <table:table-cell table:style-name="TableCell021202">
            <text:p text:style-name="P80"><text:span text:style-name="T374">1</text:span><text:span text:style-name="T375"/></text:p>
          </table:table-cell>
        </table:table-row>
        <table:table-row table:style-name="TableRow0213">
          <table:table-cell table:style-name="TableCell021300">
            <text:p text:style-name="P82"><text:span text:style-name="T376">23/04/22</text:span><text:span text:style-name="T377"/></text:p>
          </table:table-cell>
          <table:table-cell table:style-name="TableCell021301">
            <text:p text:style-name="P82"><text:span text:style-name="T378">Vývoj<text:s/></text:span><text:span text:style-name="T379">–</text:span><text:span text:style-name="T380"><text:s/>dopracov</text:span><text:span text:style-name="T381">ání Create View návrhu + registrace</text:span><text:span text:style-name="T382"/></text:p>
          </table:table-cell>
          <table:table-cell table:style-name="TableCell021302">
            <text:p text:style-name="P82"><text:span text:style-name="T383">10</text:span><text:span text:style-name="T384"/></text:p>
          </table:table-cell>
        </table:table-row>
        <table:table-row table:style-name="TableRow0214">
          <table:table-cell table:style-name="TableCell021400">
            <text:p text:style-name="P84"><text:span text:style-name="T385">24/04/22</text:span><text:span text:style-name="T386"/></text:p>
          </table:table-cell>
          <table:table-cell table:style-name="TableCell021401">
            <text:p text:style-name="P84"><text:span text:style-name="T387">Vývoj<text:s/></text:span><text:span text:style-name="T388">–</text:span><text:span text:style-name="T389"><text:s/>vypl</text:span><text:span text:style-name="T390">ňov</text:span><text:span text:style-name="T391">ání kvízu</text:span><text:span text:style-name="T392"/></text:p>
          </table:table-cell>
          <table:table-cell table:style-name="TableCell021402">
            <text:p text:style-name="P84"><text:span text:style-name="T393">8</text:span><text:span text:style-name="T394"/></text:p>
          </table:table-cell>
        </table:table-row>
        <table:table-row table:style-name="TableRow0215">
          <table:table-cell table:style-name="TableCell021500">
            <text:p text:style-name="P86"><text:span text:style-name="T395">25/04/22</text:span><text:span text:style-name="T396"/></text:p>
          </table:table-cell>
          <table:table-cell table:style-name="TableCell021501">
            <text:p text:style-name="P86"><text:span text:style-name="T397">Vývoj<text:s/></text:span><text:span text:style-name="T398">–</text:span><text:span text:style-name="T399"><text:s/>velk</text:span><text:span text:style-name="T400">ý refaktor<text:s/></text:span><text:span text:style-name="T401">–</text:span><text:span text:style-name="T402"><text:s/>zm</text:span><text:span text:style-name="T403">ěna modelu, protože EF nefungoval uplně tak jak měl.</text:span></text:p>
            <text:list text:style-name="L87">
              <text:list-item>
                <text:p text:style-name="P87"><text:span text:style-name="T404">V</text:span><text:span text:style-name="T405">ětš</text:span><text:span text:style-name="T406">í odd</text:span><text:span text:style-name="T407">ělen</text:span><text:span text:style-name="T408">í Servis a Controller</text:span><text:span text:style-name="T409">ů</text:span></text:p>
              </text:list-item>
              <text:list-item>
                <text:p text:style-name="P87"><text:span text:style-name="T410"/></text:p>
              </text:list-item>
            </text:list>
          </table:table-cell>
          <table:table-cell table:style-name="TableCell021502">
            <text:p text:style-name="P88"><text:span text:style-name="T411">6</text:span><text:span text:style-name="T412"/></text:p>
          </table:table-cell>
        </table:table-row>
        <table:table-row table:style-name="TableRow0216">
          <table:table-cell table:style-name="TableCell021600">
            <text:p text:style-name="P91"><text:span text:style-name="T413">27/04/22</text:span></text:p>
            <text:p text:style-name="P91"><text:span text:style-name="T413"/></text:p>
            <text:p text:style-name="P91"><text:span text:style-name="T413"/></text:p>
            <text:p text:style-name="P91"><text:span text:style-name="T414">29.4.2022</text:span><text:span text:style-name="T415"/></text:p>
          </table:table-cell>
          <table:table-cell table:style-name="TableCell021601">
            <text:p text:style-name="P91"><text:span text:style-name="T416">Detail kvízu</text:span></text:p>
            <text:p text:style-name="P91"><text:span text:style-name="T416">p</text:span><text:span text:style-name="T417">ř</text:span><text:span text:style-name="T418">íprava na share a logika pro temoporary ú</text:span><text:span text:style-name="T419">čet</text:span></text:p>
            <text:p text:style-name="P91"><text:span text:style-name="T419"/></text:p>
            <text:p text:style-name="P91"><text:span text:style-name="T419"/></text:p>
            <text:p text:style-name="P91"><text:span text:style-name="T420">Refaktor hard, mod</text:span><text:span text:style-name="T421">á</text:span><text:span text:style-name="T422">ln</text:span><text:span text:style-name="T423">í</text:span><text:span text:style-name="T424"><text:s/>okno, sharing to be done</text:span><text:span text:style-name="T425"/></text:p>
          </table:table-cell>
          <table:table-cell table:style-name="TableCell021602">
            <text:p text:style-name="P91"><text:span text:style-name="T426">3</text:span></text:p>
            <text:p text:style-name="P91"><text:span text:style-name="T426"/></text:p>
            <text:p text:style-name="P91"><text:span text:style-name="T426"/></text:p>
            <text:p text:style-name="P91"><text:span text:style-name="T426"/></text:p>
            <text:p text:style-name="P91"><text:span text:style-name="T427">4</text:span><text:span text:style-name="T428"/></text:p>
            <text:p text:style-name="P91"><text:span text:style-name="T429"/></text:p>
          </table:table-cell>
        </table:table-row>
        <table:table-row table:style-name="TableRow0217">
          <table:table-cell table:style-name="TableCell021700">
            <text:p text:style-name="P94"><text:span text:style-name="T429"/></text:p>
          </table:table-cell>
          <table:table-cell table:style-name="TableCell021701">
            <text:p text:style-name="P94"><text:span text:style-name="T430">CELKEM</text:span><text:span text:style-name="T431"/></text:p>
          </table:table-cell>
          <table:table-cell table:style-name="TableCell021702">
            <text:p text:style-name="P94"><text:span text:style-name="T432">64</text:span><text:span text:style-name="T433"/></text:p>
          </table:table-cell>
        </table:table-row>
      </table:table>
      <text:p text:style-name="P96"><text:span text:style-name="T433"/></text:p>
      <text:p text:style-name="P97"><text:span text:style-name="T4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